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7000001E04A251B7B.png" manifest:media-type="image/png"/>
  <manifest:file-entry manifest:full-path="Pictures/10000000000003EC0000023AD1CE4AFE.png" manifest:media-type="image/png"/>
  <manifest:file-entry manifest:full-path="Pictures/10000000000003CA000000DC0EC08FE4.png" manifest:media-type="image/png"/>
  <manifest:file-entry manifest:full-path="Pictures/1000000000000367000001AC9892447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8.352cm" draw:z-index="0"><draw:image xlink:href="Pictures/1000000000000367000001AC98924477.png" xlink:type="simple" xlink:show="embed" xlink:actuate="onLoad"/></draw:frame><draw:frame draw:style-name="fr2" draw:name="Imagen3" text:anchor-type="paragraph" svg:x="-0.226cm" svg:y="8.35cm" svg:width="17.653cm" svg:height="4.203cm" draw:z-index="2"><draw:image xlink:href="Pictures/10000000000003CA000000DC0EC08F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paragraph" svg:x="0.568cm" svg:y="0.152cm" svg:width="17cm" svg:height="9.65cm" draw:z-index="3"><draw:image xlink:href="Pictures/10000000000003EC0000023AD1CE4AFE.png" xlink:type="simple" xlink:show="embed" xlink:actuate="onLoad"/></draw:frame><draw:frame draw:style-name="fr2" draw:name="Imagen4" text:anchor-type="paragraph" svg:x="0.873cm" svg:y="9.8cm" svg:width="16.051cm" svg:height="8.555cm" draw:z-index="1"><draw:image xlink:href="Pictures/10000000000003B7000001E04A251B7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4-05-22T18:41:53.849547202</meta:creation-date>
    <dc:date>2014-05-22T18:54:56.909897423</dc:date>
    <dc:creator>ivan </dc:creator>
    <meta:editing-duration>PT5M7S</meta:editing-duration>
    <meta:editing-cycles>3</meta:editing-cycles>
    <meta:generator>LibreOffice/4.2.2.1$Linux_x86 LibreOffice_project/3be8cda0bddd8e430d8cda1ebfd581265cca5a0f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